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style:font-name="Times New Roman" fo:language="ru" fo:country="RU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3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87cm" draw:z-index="0"><draw:image xlink:href="../../odt/images/008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-2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461cm" draw:z-index="0"><draw:image xlink:href="../../odt/images/008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6">векторизован</text:span>, реализует функцию управляемого ключа по алгоритму:</text:p>
            <text:p text:style-name="P4"><draw:frame draw:style-name="fr3" draw:name="Объект1" text:anchor-type="as-char" svg:width="6.258cm" svg:height="2.8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Text_20_body"><text:span text:style-name="T1">где</text:span><text:span text:style-name="T1"><draw:frame draw:style-name="fr3" draw:name="Объект2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– вектор входных сигналов; </text:span></text:p>
            <text:p text:style-name="Text_20_body"><text:span text:style-name="T1"><draw:frame draw:style-name="fr3" draw:name="Объект3" text:anchor-type="as-char" svg:width="1.235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– вектор сигналов </text:span><text:span text:style-name="T2">на 1-ом выходном порте</text:span><text:span text:style-name="T1">;</text:span></text:p>
            <text:p text:style-name="Text_20_body"><text:span text:style-name="T1"><draw:frame draw:style-name="fr3" draw:name="Объект5" text:anchor-type="as-char" svg:width="1.245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– вектор сигналов </text:span><text:span text:style-name="T2">на 2-ом выходном порте</text:span><text:span text:style-name="T1">; </text:span></text:p>
            <text:p text:style-name="Text_20_body"><text:span text:style-name="T1"><draw:frame draw:style-name="fr3" draw:name="Объект4" text:anchor-type="as-char" svg:width="1.475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– вектор</text:span><text:span text:style-name="T2">ы</text:span><text:span text:style-name="T1"> пороговых значений (уставок), определяющих условия перекоммутации сигналов на выходных портах блока</text:span><text:span text:style-name="T2">;</text:span></text:p>
            <text:p text:style-name="Text_20_body"><text:span text:style-name="T5"><draw:frame draw:style-name="fr3" draw:name="Объект9" text:anchor-type="as-char" svg:width="0.804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– вектор сигналов на 1-ом выходном порте блока, при входных сигналах, </text:span><text:span text:style-name="T6">больших</text:span><text:span text:style-name="T5"> пороговых значений </text:span><text:span text:style-name="T5"><draw:frame draw:style-name="fr3" draw:name="Объект6" text:anchor-type="as-char" svg:width="0.771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;</text:span></text:p>
            <text:p text:style-name="Text_20_body"><text:span text:style-name="T5"><draw:frame draw:style-name="fr3" draw:name="Объект7" text:anchor-type="as-char" svg:width="0.813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– вектор сигналов на 2-ом выходном порте блока, при входных сигналах, </text:span><text:span text:style-name="T8">меньших</text:span><text:span text:style-name="T7"> </text:span><text:span text:style-name="T5">пороговых значений</text:span><text:span text:style-name="T5"><draw:frame draw:style-name="fr3" draw:name="Объект8" text:anchor-type="as-char" svg:width="0.781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.</text:span></text:p>
            <text:p text:style-name="Text_20_body"><text:span text:style-name="T6">Свойства</text:span>:</text:p>
            <text:list xml:id="list7736321137158352248" text:style-name="L1">
              <text:list-item>
                <text:p text:style-name="P6"><text:span text:style-name="T4">Уставка первого выхода — вектор пороговых значений</text:span><text:span text:style-name="T4"><draw:frame draw:style-name="fr3" draw:name="Object4" text:anchor-type="as-char" svg:width="0.771cm" svg:height="0.62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.</text:span></text:p>
              </text:list-item>
              <text:list-item>
                <text:p text:style-name="P6"><text:span text:style-name="T4">Уставка второго выхода — вектор пороговых значений</text:span><text:span text:style-name="T4"><draw:frame draw:style-name="fr3" draw:name="Object1" text:anchor-type="as-char" svg:width="0.781cm" svg:height="0.621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.</text:span></text:p>
              </text:list-item>
              <text:list-item>
                <text:p text:style-name="P6"><text:span text:style-name="T2">Начальное значение 1-го выхода — вектор сигналов</text:span><text:span text:style-name="T2"><draw:frame draw:style-name="fr3" draw:name="Object3" text:anchor-type="as-char" svg:width="0.804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на 1-ом выходном порте блока, при входных сигналах, </text:span><text:span text:style-name="T3">больших</text:span><text:span text:style-name="T2"> пороговых значений</text:span><text:span text:style-name="T2"><draw:frame draw:style-name="fr3" draw:name="Object5" text:anchor-type="as-char" svg:width="0.771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">.</text:span></text:p>
              </text:list-item>
              <text:list-item>
                <text:p text:style-name="P6"><text:span text:style-name="T2">Начальное значение 2-го выхода — вектор сигналов</text:span><text:span text:style-name="T2"><draw:frame draw:style-name="fr3" draw:name="Object2" text:anchor-type="as-char" svg:width="0.808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">на 2-ом выходном порте блока, при входных сигналах, </text:span><text:span text:style-name="T3">меньших</text:span><text:span text:style-name="T2"> пороговых значений</text:span><text:span text:style-name="T2"><draw:frame draw:style-name="fr3" draw:name="Object6" text:anchor-type="as-char" svg:width="0.781cm" svg:height="0.621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.</text:span></text:p>
              </text:list-item>
            </text:list>
            <text:p text:style-name="Text_20_body"><text:span text:style-name="T6">Примечания</text:span>:</text:p>
            <text:list xml:id="list7974247016863028033" text:style-name="L2">
              <text:list-item>
                <text:p text:style-name="P7">По умолчанию блок формирует <text:span text:style-name="T9">скалярный</text:span> выходной сигнал.</text:p>
              </text:list-item>
              <text:list-item>
                <text:p text:style-name="P7"><text:span text:style-name="T5">Именованные свойства задаются как </text:span><text:span text:style-name="T9">локальные</text:span><text:span text:style-name="T11"> переменные модели (или субмодели) во вкладке </text:span><text:span text:style-name="T9">Параметры</text:span><text:span text:style-name="T11"> или как глобальные сигналы проекта при помощи пункта главного меню </text:span><text:span text:style-name="T9">Графика</text:span><text:span text:style-name="T11"> </text:span><text:span text:style-name="T12">→</text:span><text:span text:style-name="T13"> </text:span><text:span text:style-name="T10">Сигналы</text:span><text:span text:style-name="T11">.</text:span>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2</dc:title>
    <dc:date>2012-03-30T20:26:11.66</dc:date>
    <meta:generator>OpenOffice_Beta/4.1.0$Win32 OpenOffice.org_project/410m14$Build-9760</meta:generator>
    <meta:editing-duration>PT2H8M46S</meta:editing-duration>
    <meta:editing-cycles>92</meta:editing-cycles>
    <meta:document-statistic meta:table-count="1" meta:image-count="2" meta:object-count="15" meta:page-count="1" meta:paragraph-count="23" meta:word-count="190" meta:character-count="1262"/>
  </office:meta>
</office:document-meta>
</file>

<file path=Object 1/content.xml><?xml version="1.0" encoding="utf-8"?>
<math xmlns="http://www.w3.org/1998/Math/MathML">
  <semantics>
    <mrow>
      <msub>
        <mi>y</mi>
        <mn>10</mn>
      </msub>
    </mrow>
    <annotation encoding="StarMath 5.0">y_10</annotation>
  </semantics>
</math>
</file>

<file path=Object 10/content.xml><?xml version="1.0" encoding="utf-8"?>
<math xmlns="http://www.w3.org/1998/Math/MathML">
  <semantics>
    <mrow>
      <msub>
        <mi>y</mi>
        <mn>01</mn>
      </msub>
    </mrow>
    <annotation encoding="StarMath 5.0">y_01</annotation>
  </semantics>
</math>
</file>

<file path=Object 11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12/content.xml><?xml version="1.0" encoding="utf-8"?>
<math xmlns="http://www.w3.org/1998/Math/MathML">
  <semantics>
    <mrow>
      <msub>
        <mi>y</mi>
        <mn>02</mn>
      </msub>
    </mrow>
    <annotation encoding="StarMath 5.0">y_02</annotation>
  </semantics>
</math>
</file>

<file path=Object 13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14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

<file path=Object 15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≤</mo>
                            <msub>
                              <mi>K</mi>
                              <mn>1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0,</mn>
                          </msub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gt;</mo>
                            <msub>
                              <mi>K</mi>
                              <mn>1</mn>
                            </msub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gt;</mo>
                            <msub>
                              <mi>K</mi>
                              <mn>2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20,</mn>
                          </msub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≤</mo>
                            <msub>
                              <mi>K</mi>
                              <mn>2</mn>
                            </msub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 u(t), ~ если ~ u(t) &lt;= K_1 #
alignl  y_10, ~ если ~ u(t) &gt; K_1
}  right none
newline
y_2(t) = left lbrace stack{
alignl  u(t), ~ если ~ u(t) &gt; K_2 #
alignl  y_20, ~ если ~ u(t) &lt;= K_2
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</mrow>
    <annotation encoding="StarMath 5.0">y_1(t)</annotation>
  </semantics>
</math>
</file>

<file path=Object 5/content.xml><?xml version="1.0" encoding="utf-8"?>
<math xmlns="http://www.w3.org/1998/Math/MathML">
  <semantics>
    <mrow>
      <msub>
        <mi>y</mi>
        <mn>2</mn>
      </msub>
      <mrow>
        <mo stretchy="false">(</mo>
        <mrow>
          <mi>t</mi>
        </mrow>
        <mo stretchy="false">)</mo>
      </mrow>
    </mrow>
    <annotation encoding="StarMath 5.0">y_2(t)</annotation>
  </semantics>
</math>
</file>

<file path=Object 6/content.xml><?xml version="1.0" encoding="utf-8"?>
<math xmlns="http://www.w3.org/1998/Math/MathML">
  <semantics>
    <mrow>
      <msub>
        <mi>K</mi>
        <mn>1,</mn>
      </msub>
      <msub>
        <mi>K</mi>
        <mn>2</mn>
      </msub>
    </mrow>
    <annotation encoding="StarMath 5.0">K_1, K_2</annotation>
  </semantics>
</math>
</file>

<file path=Object 7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8/content.xml><?xml version="1.0" encoding="utf-8"?>
<math xmlns="http://www.w3.org/1998/Math/MathML">
  <semantics>
    <mrow>
      <msub>
        <mi>y</mi>
        <mn>20</mn>
      </msub>
    </mrow>
    <annotation encoding="StarMath 5.0">y_20</annotation>
  </semantics>
</math>
</file>

<file path=Object 9/content.xml><?xml version="1.0" encoding="utf-8"?>
<math xmlns="http://www.w3.org/1998/Math/MathML">
  <semantics>
    <mrow>
      <msub>
        <mi>K</mi>
        <mn>2</mn>
      </msub>
    </mrow>
    <annotation encoding="StarMath 5.0">K_2</annotation>
  </semantics>
</math>
</file>